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6.181cm" svg:height="7.073cm" draw:transform="skewX (-4.25927880864085E-017) rotate (1.29241631110156) translate (8.49971875805376cm 11.5999196207131cm)" svg:viewBox="0 0 6182 7074" draw:points="0,22720 3640,22720 1854,23750 2129,24712 3228,24918 1443,25948 2541,26154 3160,26497 3778,26841 3915,27322 4533,27665 4945,29107 5564,29451 6182,29794">
          <text:p/>
        </draw:polyline>
        <draw:line draw:style-name="gr2" draw:text-style-name="P1" draw:layer="layout" svg:x1="7.5cm" svg:y1="12.1cm" svg:x2="7.5cm" svg:y2="6.6cm">
          <text:p/>
        </draw:line>
        <draw:line draw:style-name="gr2" draw:text-style-name="P1" draw:layer="layout" svg:x1="7.5cm" svg:y1="12.1cm" svg:x2="19.5cm" svg:y2="12.1cm">
          <text:p/>
        </draw:line>
        <draw:line draw:style-name="gr3" draw:text-style-name="P1" draw:layer="layout" svg:x1="12cm" svg:y1="7.4cm" svg:x2="12cm" svg:y2="12.9cm">
          <text:p/>
        </draw:line>
        <draw:line draw:style-name="gr3" draw:text-style-name="P1" draw:layer="layout" svg:x1="17cm" svg:y1="7.4cm" svg:x2="17cm" svg:y2="12.9cm">
          <text:p/>
        </draw:line>
        <draw:frame draw:style-name="gr4" draw:text-style-name="P2" draw:layer="layout" svg:width="4.1cm" svg:height="1.675cm" svg:x="3.2cm" svg:y="6.9cm">
          <draw:text-box>
            <text:p text:style-name="P2">функционал<text:line-break/>вытеснения</text:p>
          </draw:text-box>
        </draw:frame>
        <draw:frame draw:style-name="gr4" draw:layer="layout" svg:width="6.975cm" svg:height="1.675cm" svg:x="17.8cm" svg:y="10.425cm">
          <draw:text-box>
            <text:p>обращения в таблицу<text:line-break/>из тестового шаблона</text:p>
          </draw:text-box>
        </draw:frame>
        <draw:line draw:style-name="gr5" draw:text-style-name="P1" draw:layer="layout" svg:x1="12cm" svg:y1="12.6cm" svg:x2="17cm" svg:y2="12.6cm">
          <text:p/>
        </draw:line>
        <draw:frame draw:style-name="gr4" draw:text-style-name="P1" draw:layer="layout" svg:width="8.13cm" svg:height="1.675cm" svg:x="9.601cm" svg:y="12.826cm">
          <draw:text-box>
            <text:p text:style-name="P1">монотонное увеличение<text:line-break/>функционала вытеснения</text:p>
          </draw:text-box>
        </draw:frame>
        <draw:custom-shape draw:style-name="gr6" draw:text-style-name="P1" draw:layer="layout" svg:width="0.287cm" svg:height="0.287cm" svg:x="12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2.3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2.8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3.903cm" svg:y="8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1.9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5.904cm" svg:y="8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34cm" svg:height="1.675cm" svg:x="13.4cm" svg:y="10.113cm">
          <draw:text-box>
            <text:p>полезные</text:p>
            <text:p>обращения</text:p>
          </draw:text-box>
        </draw:frame>
        <draw:line draw:style-name="gr7" draw:text-style-name="P1" draw:layer="layout" svg:x1="15.5cm" svg:y1="10.3cm" svg:x2="16cm" svg:y2="8.8cm">
          <text:p/>
        </draw:line>
        <draw:line draw:style-name="gr7" draw:text-style-name="P1" draw:layer="layout" svg:x1="14.2cm" svg:y1="9.3cm" svg:x2="14.7cm" svg:y2="10.3cm">
          <text:p/>
        </draw:line>
        <draw:line draw:style-name="gr7" draw:text-style-name="P1" draw:layer="layout" svg:x1="13.1cm" svg:y1="9.9cm" svg:x2="13.6cm" svg:y2="10.4cm">
          <text:p/>
        </draw:line>
        <draw:line draw:style-name="gr7" draw:text-style-name="P1" draw:layer="layout" svg:x1="12.491cm" svg:y1="10.804cm" svg:x2="13.6cm" svg:y2="11.142cm">
          <text:p/>
        </draw:line>
        <draw:line draw:style-name="gr7" draw:text-style-name="P1" draw:layer="layout" svg:x1="12.588cm" svg:y1="10.288cm" svg:x2="13.6cm" svg:y2="10.804cm">
          <text:p/>
        </draw:line>
        <draw:line draw:style-name="gr7" draw:text-style-name="P1" draw:layer="layout" svg:x1="12.392cm" svg:y1="11.104cm" svg:x2="13.501cm" svg:y2="11.3cm">
          <text:p/>
        </draw:line>
        <draw:custom-shape draw:style-name="gr8" draw:text-style-name="P1" draw:layer="layout" svg:width="0.287cm" svg:height="0.287cm" svg:x="14.403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87cm" svg:height="0.287cm" svg:x="15.104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559cm" svg:height="0.963cm" svg:x="12.101cm" svg:y="6.614cm">
          <draw:text-box>
            <text:p>неполезные обращения</text:p>
          </draw:text-box>
        </draw:frame>
        <draw:line draw:style-name="gr7" draw:text-style-name="P1" draw:layer="layout" svg:x1="13.3cm" svg:y1="7.4cm" svg:x2="14.3cm" svg:y2="8.4cm">
          <text:p/>
        </draw:line>
        <draw:line draw:style-name="gr7" draw:text-style-name="P1" draw:layer="layout" svg:x1="15.8cm" svg:y1="7.4cm" svg:x2="15.3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Евгений Корныхин</meta:initial-creator>
    <meta:creation-date>2009-08-05T11:21:41.64</meta:creation-date>
    <dc:date>2010-09-10T11:07:54.98</dc:date>
    <meta:editing-duration>PT00H25M10S</meta:editing-duration>
    <meta:editing-cycles>10</meta:editing-cycles>
    <meta:generator>OpenOffice.org/3.1$Win32 OpenOffice.org_project/310m11$Build-9399</meta:generator>
    <meta:printed-by>Ivan Ivanov</meta:printed-by>
    <meta:print-date>2010-09-08T16:21:55.91</meta:print-date>
    <meta:document-statistic meta:object-count="27"/>
  </office:meta>
</office:document-meta>
</file>